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Ayuthaya" svg:font-family="Ayuthaya"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Table1" style:family="table">
      <style:table-properties style:width="4.2521in" table:align="margins"/>
    </style:style>
    <style:style style:name="Table1.A" style:family="table-column">
      <style:table-column-properties style:column-width="2.1257in" style:rel-column-width="32767*"/>
    </style:style>
    <style:style style:name="Table1.B" style:family="table-column">
      <style:table-column-properties style:column-width="2.1264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4.2521in" table:align="margins"/>
    </style:style>
    <style:style style:name="Table2.A" style:family="table-column">
      <style:table-column-properties style:column-width="2.1264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P1" style:family="paragraph" style:parent-style-name="Standard">
      <style:paragraph-properties fo:text-align="center" style:justify-single-word="false"/>
      <style:text-properties style:font-name="Ayuthaya" fo:font-size="28pt" fo:font-style="italic" style:text-underline-style="none" fo:font-weight="bold" officeooo:rsid="00129e9d" officeooo:paragraph-rsid="00129e9d" style:font-size-asian="28pt" style:font-style-asian="italic" style:font-weight-asian="bold" style:font-size-complex="28pt" style:font-style-complex="italic" style:font-weight-complex="bold"/>
    </style:style>
    <style:style style:name="P2" style:family="paragraph" style:parent-style-name="Standard">
      <style:paragraph-properties fo:text-align="center" style:justify-single-word="false"/>
      <style:text-properties style:font-name="Ayuthaya" fo:font-size="11pt" fo:font-style="italic" style:text-underline-style="none" fo:font-weight="bold" officeooo:rsid="00161086" officeooo:paragraph-rsid="00161086" style:font-size-asian="9.60000038146973pt" style:font-style-asian="italic" style:font-weight-asian="bold" style:font-size-complex="11pt" style:font-style-complex="italic" style:font-weight-complex="bold"/>
    </style:style>
    <style:style style:name="P3" style:family="paragraph" style:parent-style-name="Standard">
      <style:paragraph-properties fo:text-align="center" style:justify-single-word="false"/>
      <style:text-properties style:font-name="Ayuthaya" fo:font-size="28pt" officeooo:rsid="00129e9d" officeooo:paragraph-rsid="00129e9d" style:font-size-asian="24.5pt" style:font-size-complex="28pt"/>
    </style:style>
    <style:style style:name="P4" style:family="paragraph" style:parent-style-name="Standard">
      <style:paragraph-properties fo:text-align="center" style:justify-single-word="false"/>
      <style:text-properties style:font-name="Ayuthaya" fo:font-size="10.5pt" fo:font-weight="bold" officeooo:rsid="00129e9d" officeooo:paragraph-rsid="00129e9d"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Ayuthaya" fo:font-size="22pt" officeooo:rsid="00129e9d" officeooo:paragraph-rsid="00129e9d" style:font-size-asian="19.25pt" style:font-size-complex="22pt"/>
    </style:style>
    <style:style style:name="P6" style:family="paragraph" style:parent-style-name="Standard">
      <style:paragraph-properties fo:text-align="center" style:justify-single-word="false"/>
      <style:text-properties style:font-name="Ayuthaya" fo:font-size="9pt" officeooo:rsid="00129e9d" officeooo:paragraph-rsid="00129e9d" style:font-size-asian="9pt" style:font-size-complex="9pt"/>
    </style:style>
    <style:style style:name="P7" style:family="paragraph" style:parent-style-name="Standard">
      <style:paragraph-properties fo:text-align="center" style:justify-single-word="false"/>
      <style:text-properties style:font-name="Ayuthaya" fo:font-size="18pt" officeooo:rsid="00129e9d" officeooo:paragraph-rsid="00129e9d" style:font-size-asian="15.75pt" style:font-size-complex="18pt"/>
    </style:style>
    <style:style style:name="P8" style:family="paragraph" style:parent-style-name="Standard">
      <style:paragraph-properties fo:text-align="center" style:justify-single-word="false"/>
      <style:text-properties style:font-name="Ayuthaya" fo:font-size="9pt" officeooo:paragraph-rsid="00129e9d" style:font-size-asian="9pt" style:font-size-complex="9pt"/>
    </style:style>
    <style:style style:name="P9" style:family="paragraph" style:parent-style-name="Standard">
      <style:paragraph-properties fo:text-align="center" style:justify-single-word="false"/>
      <style:text-properties style:font-name="Ayuthaya" fo:font-size="15pt" officeooo:paragraph-rsid="00129e9d" style:font-size-asian="13.1000003814697pt" style:font-size-complex="15pt"/>
    </style:style>
    <style:style style:name="P10" style:family="paragraph" style:parent-style-name="Standard">
      <style:paragraph-properties fo:text-align="center" style:justify-single-word="false"/>
      <style:text-properties style:font-name="Ayuthaya" fo:font-size="9pt" officeooo:paragraph-rsid="00161086" style:font-size-asian="9pt" style:font-size-complex="9pt"/>
    </style:style>
    <style:style style:name="P11" style:family="paragraph" style:parent-style-name="Standard">
      <style:paragraph-properties fo:text-align="center" style:justify-single-word="false"/>
      <style:text-properties fo:font-variant="normal" fo:text-transform="none" fo:color="#1f1f1f" loext:opacity="100%" style:font-name="Ayuthaya" fo:font-size="22pt" fo:letter-spacing="normal" fo:font-style="normal" fo:font-weight="normal" officeooo:rsid="00134a1a" officeooo:paragraph-rsid="00161086" style:font-size-asian="19.25pt" style:font-size-complex="22pt"/>
    </style:style>
    <style:style style:name="P12" style:family="paragraph" style:parent-style-name="Standard">
      <style:paragraph-properties fo:text-align="start" style:justify-single-word="false"/>
      <style:text-properties fo:font-variant="normal" fo:text-transform="none" fo:color="#1f1f1f" loext:opacity="100%" style:font-name="Ayuthaya" fo:font-size="11pt" fo:letter-spacing="normal" fo:font-style="normal" fo:font-weight="normal" officeooo:rsid="00134a1a" officeooo:paragraph-rsid="00134a1a" style:font-size-asian="9.60000038146973pt" style:font-size-complex="11pt"/>
    </style:style>
    <style:style style:name="P13" style:family="paragraph" style:parent-style-name="Text_20_body">
      <style:paragraph-properties fo:text-align="start" style:justify-single-word="false"/>
      <style:text-properties fo:font-variant="normal" fo:text-transform="none" fo:color="#1f1f1f" loext:opacity="100%" style:font-name="Ayuthaya" fo:font-size="11pt" fo:letter-spacing="normal" fo:font-style="normal" fo:font-weight="normal" officeooo:rsid="00134a1a" officeooo:paragraph-rsid="00134a1a" style:font-size-asian="9.60000038146973pt" style:font-size-complex="11pt"/>
    </style:style>
    <style:style style:name="P14" style:family="paragraph" style:parent-style-name="Text_20_body">
      <style:paragraph-properties fo:margin-left="0in" fo:margin-right="0in" fo:text-align="end" style:justify-single-word="false" fo:text-indent="0in" style:auto-text-indent="false"/>
      <style:text-properties fo:font-variant="normal" fo:text-transform="none" fo:color="#000000" loext:opacity="100%" style:font-name="Ayuthaya" fo:font-size="8pt" fo:letter-spacing="normal" fo:font-style="normal" fo:font-weight="normal" officeooo:rsid="00161086" officeooo:paragraph-rsid="00161086" style:font-size-asian="8pt" style:font-size-complex="8pt"/>
    </style:style>
    <style:style style:name="P15" style:family="paragraph" style:parent-style-name="Text_20_body">
      <style:paragraph-properties fo:margin-left="0in" fo:margin-right="0in" fo:text-indent="0in" style:auto-text-indent="false"/>
      <style:text-properties fo:font-variant="normal" fo:text-transform="none" fo:color="#000000" loext:opacity="100%" style:font-name="Ayuthaya" fo:font-size="8pt" fo:letter-spacing="normal" fo:font-style="normal" fo:font-weight="normal" officeooo:rsid="00134a1a" style:font-size-asian="8pt" style:font-size-complex="8pt"/>
    </style:style>
    <style:style style:name="P16" style:family="paragraph" style:parent-style-name="Text_20_body">
      <style:paragraph-properties fo:margin-left="0in" fo:margin-right="0in" fo:text-indent="0in" style:auto-text-indent="false"/>
      <style:text-properties fo:color="#1f1f1f" loext:opacity="100%" style:font-name="Ayuthaya" fo:font-size="11pt" officeooo:rsid="00134a1a" style:font-size-asian="9.60000038146973pt" style:font-size-complex="11pt"/>
    </style:style>
    <style:style style:name="P17" style:family="paragraph" style:parent-style-name="Text_20_body">
      <style:paragraph-properties fo:margin-left="0in" fo:margin-right="0in" fo:text-indent="0in" style:auto-text-indent="false"/>
      <style:text-properties fo:font-variant="normal" fo:text-transform="none" fo:color="#000000" loext:opacity="100%" style:font-name="Ayuthaya" fo:font-size="7pt" fo:letter-spacing="normal" fo:font-style="normal" fo:font-weight="normal" officeooo:rsid="00134a1a" style:font-size-asian="7pt" style:font-size-complex="7pt"/>
    </style:style>
    <style:style style:name="P18" style:family="paragraph" style:parent-style-name="Text_20_body">
      <style:paragraph-properties fo:margin-left="0in" fo:margin-right="0in" fo:text-indent="0in" style:auto-text-indent="false"/>
      <style:text-properties fo:font-variant="normal" fo:text-transform="none" fo:color="#000000" loext:opacity="100%" style:font-name="Ayuthaya" fo:font-size="10pt" fo:letter-spacing="normal" fo:font-style="normal" fo:font-weight="normal" officeooo:rsid="00161086" officeooo:paragraph-rsid="00161086" style:font-size-asian="8.75pt" style:font-size-complex="10pt"/>
    </style:style>
    <style:style style:name="P19" style:family="paragraph" style:parent-style-name="Standard">
      <style:paragraph-properties fo:text-align="center" style:justify-single-word="false"/>
      <style:text-properties fo:font-variant="normal" fo:text-transform="none" fo:color="#1f1f1f" loext:opacity="100%" style:font-name="Ayuthaya" fo:font-size="22pt" fo:letter-spacing="normal" fo:font-style="normal" fo:font-weight="normal" officeooo:rsid="00139495" officeooo:paragraph-rsid="00161086" style:font-size-asian="22pt" style:font-size-complex="22pt"/>
    </style:style>
    <style:style style:name="P20" style:family="paragraph" style:parent-style-name="Standard">
      <style:paragraph-properties fo:text-align="center" style:justify-single-word="false"/>
      <style:text-properties fo:font-variant="normal" fo:text-transform="none" fo:color="#1f1f1f" loext:opacity="100%" style:font-name="Ayuthaya" fo:font-size="11pt" fo:letter-spacing="normal" fo:font-style="normal" fo:font-weight="normal" officeooo:rsid="00139495" officeooo:paragraph-rsid="00139495" style:font-size-asian="9.60000038146973pt" style:font-size-complex="11pt"/>
    </style:style>
    <style:style style:name="P21" style:family="paragraph" style:parent-style-name="Text_20_body">
      <style:paragraph-properties fo:text-align="start" style:justify-single-word="false"/>
      <style:text-properties fo:font-variant="normal" fo:text-transform="none" fo:color="#000000" loext:opacity="100%" style:font-name="Ayuthaya" fo:font-size="7pt" fo:letter-spacing="normal" fo:font-style="normal" fo:font-weight="normal" officeooo:rsid="00139495" officeooo:paragraph-rsid="00139495" style:font-size-asian="7pt" style:font-size-complex="7pt"/>
    </style:style>
    <style:style style:name="P22" style:family="paragraph" style:parent-style-name="Text_20_body">
      <style:paragraph-properties fo:text-align="start" style:justify-single-word="false"/>
      <style:text-properties fo:font-variant="normal" fo:text-transform="none" fo:color="#1f1f1f" loext:opacity="100%" style:font-name="Ayuthaya" fo:font-size="11pt" fo:letter-spacing="normal" fo:font-style="normal" fo:font-weight="normal" officeooo:rsid="00139495" officeooo:paragraph-rsid="00139495" style:font-size-asian="9.60000038146973pt" style:font-size-complex="11pt"/>
    </style:style>
    <style:style style:name="P23" style:family="paragraph" style:parent-style-name="Text_20_body">
      <style:paragraph-properties fo:margin-left="0in" fo:margin-right="0in" fo:text-indent="0in" style:auto-text-indent="false"/>
      <style:text-properties fo:color="#1f1f1f" loext:opacity="100%" style:font-name="Ayuthaya" fo:font-size="11pt" officeooo:rsid="00139495" style:font-size-asian="9.60000038146973pt" style:font-size-complex="11pt"/>
    </style:style>
    <style:style style:name="P24" style:family="paragraph" style:parent-style-name="Text_20_body">
      <style:paragraph-properties fo:margin-left="0in" fo:margin-right="0in" fo:text-indent="0in" style:auto-text-indent="false"/>
      <style:text-properties fo:font-variant="normal" fo:text-transform="none" fo:color="#000000" loext:opacity="100%" style:font-name="Ayuthaya" fo:font-size="7pt" fo:letter-spacing="normal" fo:font-style="normal" fo:font-weight="normal" officeooo:rsid="00139495" style:font-size-asian="7pt" style:font-size-complex="7pt"/>
    </style:style>
    <style:style style:name="P25" style:family="paragraph" style:parent-style-name="Standard">
      <style:paragraph-properties fo:text-align="start" style:justify-single-word="false"/>
      <style:text-properties fo:font-variant="normal" fo:text-transform="none" fo:color="#1f1f1f" loext:opacity="100%" style:font-name="Ayuthaya" fo:font-size="11pt" fo:letter-spacing="normal" fo:font-style="normal" fo:font-weight="normal" officeooo:rsid="00139495" officeooo:paragraph-rsid="00139495" style:font-size-asian="9.60000038146973pt" style:font-size-complex="11pt"/>
    </style:style>
    <style:style style:name="P26" style:family="paragraph" style:parent-style-name="Standard">
      <style:paragraph-properties fo:text-align="center" style:justify-single-word="false"/>
      <style:text-properties fo:font-variant="normal" fo:text-transform="none" fo:color="#1f1f1f" loext:opacity="100%" style:font-name="Ayuthaya" fo:font-size="22pt" fo:letter-spacing="normal" fo:font-style="normal" fo:font-weight="normal" officeooo:rsid="0019120e" officeooo:paragraph-rsid="0019120e" style:font-size-asian="19.25pt" style:font-size-complex="22pt"/>
    </style:style>
    <style:style style:name="P27" style:family="paragraph" style:parent-style-name="Standard">
      <style:paragraph-properties fo:text-align="start" style:justify-single-word="false"/>
      <style:text-properties fo:font-variant="normal" fo:text-transform="none" fo:color="#1f1f1f" loext:opacity="100%" style:font-name="Ayuthaya" fo:font-size="7pt" fo:letter-spacing="normal" fo:font-style="normal" fo:font-weight="normal" officeooo:rsid="00139495" officeooo:paragraph-rsid="00139495" style:font-size-asian="7pt" style:font-size-complex="7pt"/>
    </style:style>
    <style:style style:name="P28" style:family="paragraph" style:parent-style-name="Standard" style:list-style-name="L1">
      <style:paragraph-properties fo:text-align="start" style:justify-single-word="false"/>
      <style:text-properties fo:font-variant="normal" fo:text-transform="none" fo:color="#1f1f1f" loext:opacity="100%" style:font-name="Ayuthaya" fo:font-size="7pt" fo:letter-spacing="normal" fo:font-style="normal" fo:font-weight="normal" officeooo:rsid="001ae624" officeooo:paragraph-rsid="001ae624" style:font-size-asian="7pt" style:font-size-complex="7pt"/>
    </style:style>
    <style:style style:name="P29" style:family="paragraph" style:parent-style-name="Standard" style:list-style-name="L1">
      <style:paragraph-properties fo:text-align="start" style:justify-single-word="false"/>
      <style:text-properties fo:font-variant="normal" fo:text-transform="none" fo:color="#1f1f1f" loext:opacity="100%" style:font-name="Ayuthaya" fo:font-size="7pt" fo:letter-spacing="normal" fo:font-style="normal" fo:font-weight="normal" officeooo:rsid="0019120e" officeooo:paragraph-rsid="001ae624" style:font-size-asian="7pt" style:font-size-complex="7pt"/>
    </style:style>
    <style:style style:name="P30" style:family="paragraph" style:parent-style-name="Standard" style:list-style-name="L1">
      <style:paragraph-properties fo:text-align="start" style:justify-single-word="false"/>
      <style:text-properties fo:font-variant="normal" fo:text-transform="none" fo:color="#1f1f1f" loext:opacity="100%" style:font-name="Ayuthaya" fo:font-size="7pt" fo:letter-spacing="normal" fo:font-style="normal" fo:font-weight="normal" officeooo:rsid="0019120e" officeooo:paragraph-rsid="0019120e" style:font-size-asian="7pt" style:font-size-complex="7pt"/>
    </style:style>
    <style:style style:name="P31" style:family="paragraph" style:parent-style-name="Standard">
      <style:paragraph-properties fo:text-align="start" style:justify-single-word="false"/>
      <style:text-properties fo:font-variant="normal" fo:text-transform="none" fo:color="#1f1f1f" loext:opacity="100%" style:font-name="Ayuthaya" fo:font-size="7pt" fo:letter-spacing="normal" fo:font-style="normal" fo:font-weight="normal" officeooo:rsid="001ae624" officeooo:paragraph-rsid="001ae624" style:font-size-asian="7pt" style:font-size-complex="7pt"/>
    </style:style>
    <style:style style:name="P32" style:family="paragraph" style:parent-style-name="Table_20_Contents">
      <style:paragraph-properties fo:text-align="center" style:justify-single-word="false"/>
      <style:text-properties style:font-name="Ayuthaya" fo:font-size="7pt" fo:font-style="italic" fo:font-weight="bold" officeooo:rsid="001bbf7f" officeooo:paragraph-rsid="001bbf7f" style:font-size-asian="7pt" style:font-style-asian="italic" style:font-weight-asian="bold" style:font-size-complex="7pt" style:font-style-complex="italic" style:font-weight-complex="bold"/>
    </style:style>
    <style:style style:name="P33" style:family="paragraph" style:parent-style-name="Table_20_Contents">
      <style:paragraph-properties fo:text-align="center" style:justify-single-word="false"/>
      <style:text-properties style:font-name="Ayuthaya" fo:font-size="6pt" officeooo:rsid="001bbf7f" officeooo:paragraph-rsid="001bbf7f" style:font-size-asian="5.25pt" style:font-size-complex="6pt"/>
    </style:style>
    <style:style style:name="P34" style:family="paragraph" style:parent-style-name="Text_20_body">
      <style:paragraph-properties fo:text-align="start" style:justify-single-word="false"/>
      <style:text-properties style:font-name="Ayuthaya" fo:font-size="7pt" style:font-size-asian="7pt" style:font-size-complex="7pt"/>
    </style:style>
    <style:style style:name="P35" style:family="paragraph" style:parent-style-name="Table_20_Contents">
      <style:paragraph-properties fo:text-align="center" style:justify-single-word="false"/>
      <style:text-properties style:font-name="Ayuthaya" fo:font-size="7pt" officeooo:rsid="001daad6" officeooo:paragraph-rsid="001daad6" style:font-size-asian="7pt" style:font-size-complex="7pt"/>
    </style:style>
    <style:style style:name="P36" style:family="paragraph" style:parent-style-name="Table_20_Contents">
      <style:paragraph-properties fo:text-align="start" style:justify-single-word="false"/>
      <style:text-properties fo:font-variant="normal" fo:text-transform="none" fo:color="#000000" loext:opacity="100%" style:font-name="Carlito" fo:font-size="6pt" fo:letter-spacing="normal" fo:font-style="normal" fo:font-weight="normal" officeooo:paragraph-rsid="001daad6" style:font-size-asian="6pt" style:font-size-complex="6pt"/>
    </style:style>
    <style:style style:name="P37" style:family="paragraph" style:parent-style-name="Text_20_body">
      <style:paragraph-properties fo:text-align="start" style:justify-single-word="false"/>
      <style:text-properties style:font-name="Ayuthaya" fo:font-size="7pt" officeooo:paragraph-rsid="00207d33" style:font-size-asian="7pt" style:font-size-complex="7pt"/>
    </style:style>
    <style:style style:name="P38" style:family="paragraph" style:parent-style-name="Table_20_Contents">
      <style:paragraph-properties fo:text-align="start" style:justify-single-word="false"/>
      <style:text-properties style:font-name="Carlito" fo:font-size="6pt" style:font-size-asian="6pt" style:font-size-complex="6pt"/>
    </style:style>
    <style:style style:name="P39" style:family="paragraph" style:parent-style-name="Table_20_Contents">
      <style:paragraph-properties fo:text-align="center" style:justify-single-word="false"/>
      <style:text-properties style:font-name="Ayuthaya" fo:font-size="7pt" officeooo:rsid="00207d33" officeooo:paragraph-rsid="00207d33" style:font-size-asian="7pt" style:font-size-complex="7pt"/>
    </style:style>
    <style:style style:name="P40" style:family="paragraph" style:parent-style-name="Text_20_body">
      <style:paragraph-properties fo:text-align="start" style:justify-single-word="false"/>
      <style:text-properties style:font-name="Carlito" fo:font-size="6pt" style:font-size-asian="5.25pt" style:font-size-complex="6pt"/>
    </style:style>
    <style:style style:name="P41" style:family="paragraph" style:parent-style-name="Text_20_body">
      <style:paragraph-properties fo:margin-left="0in" fo:margin-right="0in" fo:orphans="0" fo:widows="0" fo:text-indent="0in" style:auto-text-indent="false"/>
      <style:text-properties style:font-name="Carlito" fo:font-size="6pt" style:font-size-asian="5.25pt" style:font-size-complex="6pt"/>
    </style:style>
    <style:style style:name="T1" style:family="text">
      <style:text-properties officeooo:rsid="00134a1a"/>
    </style:style>
    <style:style style:name="T2" style:family="text">
      <style:text-properties officeooo:rsid="00129e9d"/>
    </style:style>
    <style:style style:name="T3" style:family="text">
      <style:text-properties fo:font-variant="normal" fo:text-transform="none" fo:color="#1f1f1f" loext:opacity="100%" fo:letter-spacing="normal" fo:font-style="normal" fo:font-weight="normal"/>
    </style:style>
    <style:style style:name="T4" style:family="text">
      <style:text-properties fo:font-variant="normal" fo:text-transform="none" fo:color="#1f1f1f" loext:opacity="100%" fo:letter-spacing="normal" fo:font-style="normal" fo:font-weight="normal" officeooo:rsid="00134a1a"/>
    </style:style>
    <style:style style:name="T5" style:family="text">
      <style:text-properties fo:font-variant="normal" fo:text-transform="none" fo:color="#1f1f1f" loext:opacity="100%" fo:letter-spacing="normal" fo:font-style="normal" fo:font-weight="normal" officeooo:rsid="00129e9d"/>
    </style:style>
    <style:style style:name="T6" style:family="text">
      <style:text-properties fo:color="#000000" loext:opacity="100%" fo:font-size="10.5pt" fo:font-weight="bold" style:font-size-asian="10.5pt" style:font-weight-asian="bold" style:font-size-complex="10.5pt" style:font-weight-complex="bold"/>
    </style:style>
    <style:style style:name="T7" style:family="text">
      <style:text-properties fo:font-variant="normal" fo:text-transform="none" fo:color="#000000" loext:opacity="100%" fo:font-size="7pt" fo:letter-spacing="normal" fo:font-style="normal" fo:font-weight="normal" style:font-size-asian="7pt" style:font-size-complex="7pt"/>
    </style:style>
    <style:style style:name="T8" style:family="text">
      <style:text-properties fo:font-variant="normal" fo:text-transform="none" fo:color="#000000" loext:opacity="100%" fo:font-size="7pt" fo:letter-spacing="normal" fo:font-style="normal" fo:font-weight="normal" officeooo:rsid="00161086" style:font-size-asian="7pt" style:font-size-complex="7pt"/>
    </style:style>
    <style:style style:name="T9" style:family="text">
      <style:text-properties style:text-position="super 58%"/>
    </style:style>
    <style:style style:name="T10" style:family="text">
      <style:text-properties fo:color="#000000" loext:opacity="100%" fo:font-size="7pt" style:font-size-asian="7pt" style:font-size-complex="7pt"/>
    </style:style>
    <style:style style:name="T11" style:family="text">
      <style:text-properties fo:color="#000000" loext:opacity="100%" fo:font-size="7pt" fo:font-style="normal" style:font-size-asian="7pt" style:font-size-complex="7pt"/>
    </style:style>
    <style:style style:name="T12" style:family="text">
      <style:text-properties fo:font-variant="normal" fo:text-transform="none" fo:color="#000000" loext:opacity="100%" fo:font-size="7pt" fo:letter-spacing="normal" fo:font-style="normal" fo:font-weight="normal" officeooo:rsid="0014bfd4" style:font-size-asian="7pt" style:font-size-complex="7pt"/>
    </style:style>
    <style:style style:name="T13" style:family="text">
      <style:text-properties fo:font-size="7pt" style:font-size-asian="7pt" style:font-size-complex="7pt"/>
    </style:style>
    <style:style style:name="T14" style:family="text">
      <style:text-properties officeooo:rsid="001ae624"/>
    </style:style>
    <style:style style:name="T15" style:family="text">
      <style:text-properties officeooo:rsid="001ff3f9"/>
    </style:style>
    <style:style style:name="T16" style:family="text">
      <style:text-properties fo:font-variant="normal" fo:text-transform="none" fo:color="#000000" loext:opacity="100%" style:font-name="Carlito" fo:font-size="6pt" fo:letter-spacing="normal" fo:font-style="normal" fo:font-weight="normal" style:font-size-asian="6pt" style:font-size-complex="6pt"/>
    </style:style>
    <style:style style:name="T17" style:family="text">
      <style:text-properties fo:font-variant="normal" fo:text-transform="none" fo:color="#000000" loext:opacity="100%" fo:letter-spacing="normal" fo:font-style="normal" fo:font-weight="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ditorium Project</text:p>
      <text:p text:style-name="P2"/>
      <text:p text:style-name="P2">Opinions &amp; Ideas Open Source Project</text:p>
      <text:p text:style-name="P3"/>
      <text:p text:style-name="P4">The Software Requirements Specification Document</text:p>
      <text:p text:style-name="P5"/>
      <text:p text:style-name="P6">Written, developed and deployed by: Navid Rahimzadeh</text:p>
      <text:p text:style-name="P7"/>
      <text:p text:style-name="P8"/>
      <text:p text:style-name="P8"/>
      <text:p text:style-name="P8"/>
      <text:p text:style-name="P8"/>
      <text:p text:style-name="P8"/>
      <text:p text:style-name="P8"/>
      <text:p text:style-name="P8"/>
      <text:p text:style-name="P9">“<text:span text:style-name="T1">I GRIEVE DIFFERENT.”</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pan text:style-name="T2">stage &amp; ver. Alpha (</text:span><text:span text:style-name="T3">α, </text:span><text:span text:style-name="T4">0</text:span><text:span text:style-name="T5">0.00)</text:span></text:p>
      <text:p text:style-name="P11"><text:soft-page-break/>1. Purpose</text:p>
      <text:p text:style-name="P12"/>
      <text:p text:style-name="P13"><text:span text:style-name="Strong_20_Emphasis"><text:span text:style-name="T6"/></text:span></text:p>
      <text:p text:style-name="P13"><text:span text:style-name="Strong_20_Emphasis"><text:span text:style-name="T6">Greetings and Respect,</text:span></text:span></text:p>
      <text:p text:style-name="P14"/>
      <text:p text:style-name="P14">Signed &amp; licensed by: N of Auditorium</text:p>
      <text:p text:style-name="P14">From the desk of N,</text:p>
      <text:p text:style-name="P14">For immediate release.</text:p>
      <text:p text:style-name="P15"/>
      <text:p text:style-name="P16"><text:span text:style-name="T7">The true purpose behind developing the </text:span><text:span text:style-name="Emphasis"><text:span text:style-name="T7">Auditorium</text:span></text:span><text:span text:style-name="T7"> project remains somewhat unclear to me—a vision not yet fully defined. However, what is clear is that I am shaping </text:span><text:span text:style-name="Emphasis"><text:span text:style-name="T7">Auditorium</text:span></text:span><text:span text:style-name="T7"> as an </text:span><text:span text:style-name="Emphasis"><text:span text:style-name="T7">art form</text:span></text:span><text:span text:style-name="T7"> within the realm of computer engineering. This document merely represents the earliest stages of that artistic pursuit.</text:span></text:p>
      <text:p text:style-name="P17"/>
      <text:p text:style-name="P16"><text:span text:style-name="T7">At this stage, </text:span><text:span text:style-name="Emphasis"><text:span text:style-name="T7">Auditorium</text:span></text:span><text:span text:style-name="T7"> functions much like a blog. What matters most is that users can freely express their opinions, </text:span><text:span text:style-name="T8">thoughts, ideas </text:span><text:span text:style-name="T7">and defend them, without the constraints of their real-world identities. Articles are published on this platform, and open discussion around them is not only encouraged but essential.</text:span></text:p>
      <text:p text:style-name="P17"/>
      <text:p text:style-name="P16"><text:span text:style-name="T7">Within </text:span><text:span text:style-name="Emphasis"><text:span text:style-name="T7">Auditorium</text:span></text:span><text:span text:style-name="T7">, you can analyze an article, critique an opinion, or expand upon an existing analysis—refining, challenging, or even rewriting it. Articles in </text:span><text:span text:style-name="Emphasis"><text:span text:style-name="T7">Auditorium</text:span></text:span><text:span text:style-name="T7"> are governed by licenses and access levels, meaning some may be open for redistribution and critique, while others remain restricted.</text:span></text:p>
      <text:p text:style-name="P15"/>
      <text:p text:style-name="P18"/>
      <text:p text:style-name="P18">Release date: April 30<text:span text:style-name="T9">th</text:span>, 2025.</text:p>
      <text:p text:style-name="P19"><text:soft-page-break/>2. Defining</text:p>
      <text:p text:style-name="P20"/>
      <text:p text:style-name="P21"/>
      <text:p text:style-name="P22"><text:span text:style-name="T10">To paint a clearer picture of what </text:span><text:span text:style-name="Emphasis"><text:span text:style-name="T11">Auditorium</text:span></text:span><text:span text:style-name="T10"> aims to be, we must first explore some key concepts.</text:span></text:p>
      <text:p text:style-name="P21"/>
      <text:p text:style-name="P23"><text:span text:style-name="T7">At its core, </text:span><text:span text:style-name="Emphasis"><text:span text:style-name="T7">Auditorium</text:span></text:span><text:span text:style-name="T7"> is a project built around the principle of </text:span><text:span text:style-name="Emphasis"><text:span text:style-name="T7">freedom of expression</text:span></text:span><text:span text:style-name="T7">, with the ultimate goal of fostering </text:span><text:span text:style-name="Emphasis"><text:span text:style-name="T7">thought</text:span></text:span><text:span text:style-name="T7">. To achieve this, </text:span><text:span text:style-name="Emphasis"><text:span text:style-name="T7">Auditorium</text:span></text:span><text:span text:style-name="T7"> draws upon the profound essence of </text:span><text:span text:style-name="Emphasis"><text:span text:style-name="T7">art</text:span></text:span><text:span text:style-name="T7">. Many discussions within the platform may begin as mere analyses of an artistic work, but they often evolve into deeper, more thought-provoking debates. That said, an article doesn’t always have to be analytical—it may simply celebrate the beauty of an artwork. However, what will set </text:span><text:span text:style-name="Emphasis"><text:span text:style-name="T7">Auditorium</text:span></text:span><text:span text:style-name="T7"> apart is the discourse and exploration of ideas that take place within it.</text:span></text:p>
      <text:p text:style-name="P24"/>
      <text:p text:style-name="P23"><text:span text:style-name="Emphasis"><text:span text:style-name="T7">Auditorium</text:span></text:span><text:span text:style-name="T7"> features </text:span><text:span text:style-name="T12">Discussion Halls</text:span><text:span text:style-name="T7"> (or </text:span><text:span text:style-name="Emphasis"><text:span text:style-name="T7">Topics</text:span></text:span><text:span text:style-name="T7">), which users can request to create, subject to approval by the platform’s moderators. These topics can branch into multiple nested layers, allowing for structured and in-depth discussions.</text:span></text:p>
      <text:p text:style-name="P24">Once a topic is established, users can contribute posts within it. Depending on the access permissions assigned to each article—whether it allows redistribution, critique, or even cross-topic discussion—users may write analytical responses, critiques, or expansions on existing works. Additionally, users retain the right to share personal insights within these discussions, enriching the conversation further.</text:p>
      <text:p text:style-name="P25"/>
      <text:p text:style-name="P21">This platform should provide users with the necessary tools to upload articles and projects within topics and subtopics, ensuring a smooth, fast, and secure experience. User data must remain protected and, in future versions, accessible only to designated representatives of each topic.</text:p>
      <text:p text:style-name="P25"/>
      <text:p text:style-name="P25"/>
      <text:p text:style-name="P25"><text:soft-page-break/></text:p>
      <text:p text:style-name="P25"/>
      <text:p text:style-name="P25"/>
      <text:p text:style-name="P26">3. Details</text:p>
      <text:p text:style-name="P25"/>
      <text:p text:style-name="P25"><text:line-break/><text:span text:style-name="T13">The project is in stage and alpha ver. (00.00), developed with Python &amp; Django backend and basic frontend (HTML, CSS &amp; JavaScript), and consists of several major branches.</text:span></text:p>
      <text:p text:style-name="P27"/>
      <text:p text:style-name="P27"/>
      <text:list text:style-name="L1">
        <text:list-item>
          <text:p text:style-name="P28">Pages and Descriptive Titles</text:p>
        </text:list-item>
        <text:list-item>
          <text:p text:style-name="P29">Accounts &amp; User<text:span text:style-name="T14">s</text:span></text:p>
        </text:list-item>
        <text:list-item>
          <text:p text:style-name="P30">Discussion Hall (Blog <text:span text:style-name="T14">sec</text:span>.)</text:p>
        </text:list-item>
        <text:list-item>
          <text:p text:style-name="P30">Project<text:span text:style-name="T15">s</text:span> <text:span text:style-name="T14">&amp; Releases Hall</text:span></text:p>
        </text:list-item>
        <text:list-item>
          <text:p text:style-name="P28">Management Panel (Related to “Accounts &amp; Users” sec.)</text:p>
        </text:list-item>
      </text:list>
      <text:p text:style-name="P31"/>
      <text:p text:style-name="P31"/>
      <text:p text:style-name="P31"/>
      <table:table table:name="Table1" table:style-name="Table1">
        <table:table-column table:style-name="Table1.A"/>
        <table:table-column table:style-name="Table1.B"/>
        <table:table-row>
          <table:table-cell table:style-name="Table1.A1" office:value-type="string">
            <text:p text:style-name="P32">Branch</text:p>
          </table:table-cell>
          <table:table-cell table:style-name="Table1.B1" office:value-type="string">
            <text:p text:style-name="P32">Describe &amp; Defining</text:p>
          </table:table-cell>
        </table:table-row>
        <table:table-row>
          <table:table-cell table:style-name="Table1.A2" office:value-type="string">
            <text:p text:style-name="P33">Pages &amp; Descriptive Titles</text:p>
          </table:table-cell>
          <table:table-cell table:style-name="Table1.B2" office:value-type="string">
            <text:p text:style-name="P34"><text:span text:style-name="T16">One essential component of any serious project—regardless of its deeper goals or philosophical underpinnings—is a set of functional, communicative pages. </text:span><text:span text:style-name="Emphasis"><text:span text:style-name="T16">Auditorium</text:span></text:span><text:span text:style-name="T16"> is no exception. Pages such as the </text:span><text:span text:style-name="Emphasis"><text:span text:style-name="T16">Index</text:span></text:span><text:span text:style-name="T16">, </text:span><text:span text:style-name="Emphasis"><text:span text:style-name="T16">Contact Page</text:span></text:span><text:span text:style-name="T16">, and others must be fully integrated with the project's independent database. Project owners should have full administrative access, enabling them to manage and modify these pages as needed. These foundational elements ensure the platform remains dynamic, responsive, and maintainable—supporting the broader vision without compromising on usability or control.</text:span></text:p>
          </table:table-cell>
        </table:table-row>
        <table:table-row>
          <table:table-cell table:style-name="Table1.A2" office:value-type="string">
            <text:p text:style-name="P35">Accounts &amp; Users</text:p>
          </table:table-cell>
          <table:table-cell table:style-name="Table1.B2" office:value-type="string">
            <text:p text:style-name="P36"><text:s/>Since the project is being built with Python and Django, the user model needs to be completely redesigned to match the project's goals. There's no need for phone numbers in this model—just an email, username, name, bio, avatar, and a user-selected banner will be enough. What developers should really focus on is the structure of user access levels. There are three main roles that need to be clearly defined: full access (owner), administrative access (manager), and regular user access. Making sure these roles are implemented cleanly and reliably is key to how the platform functions.</text:p>
          </table:table-cell>
        </table:table-row>
        <table:table-row>
          <table:table-cell table:style-name="Table1.A2" office:value-type="string">
            <text:p text:style-name="P35">Discussion Hall</text:p>
          </table:table-cell>
          <table:table-cell table:style-name="Table1.B2" office:value-type="string">
            <text:p text:style-name="P37"><text:span text:style-name="T16">The heart of the </text:span><text:span text:style-name="Emphasis"><text:span text:style-name="T16">Auditorium</text:span></text:span><text:span text:style-name="T16"> project lies in its discussion hall—the core space for dialogue and expression. This is the most important part of the platform, as it essentially defines what </text:span><text:span text:style-name="Emphasis"><text:span text:style-name="T16">Auditorium</text:span></text:span><text:span text:style-name="T16"> is. The discussion hall, or simply </text:span><text:soft-page-break/><text:span text:style-name="T16">the </text:span><text:span text:style-name="Emphasis"><text:span text:style-name="T16">auditorium</text:span></text:span><text:span text:style-name="T16">, is where users upload posts, share opinions, present ideas, or publish their articles. Articles are organized within sections called </text:span><text:span text:style-name="Emphasis"><text:span text:style-name="T16">topics</text:span></text:span><text:span text:style-name="T16">. Each topic comes with its own avatar and banner. </text:span><text:span text:style-name="Emphasis"><text:span text:style-name="T16">(Note: In future stages, each topic will be represented by multiple moderators or delegates.)</text:span></text:span><text:span text:style-name="T16"> Users can browse through posts and articles within these topics, and if they choose to engage, they can repost, critique, or respond by creating new posts directly tied to the original content.</text:span></text:p>
            <text:p text:style-name="P38"/>
          </table:table-cell>
        </table:table-row>
        <table:table-row>
          <table:table-cell table:style-name="Table1.A2" office:value-type="string">
            <text:p text:style-name="P39">Projects &amp; Releases Hall</text:p>
          </table:table-cell>
          <table:table-cell table:style-name="Table1.B2" office:value-type="string">
            <text:p text:style-name="P40"><text:span text:style-name="T17">Just like the previous section, this part serves a similar purpose—but instead of focusing on discussion, it provides users with tools and services for showcasing and delivering their own projects.</text:span></text:p>
          </table:table-cell>
        </table:table-row>
      </table:table>
      <table:table table:name="Table2" table:style-name="Table2">
        <table:table-column table:style-name="Table2.A" table:number-columns-repeated="2"/>
        <table:table-row>
          <table:table-cell table:style-name="Table2.A1" office:value-type="string">
            <text:p text:style-name="P39">Management Panel</text:p>
          </table:table-cell>
          <table:table-cell table:style-name="Table2.B1" office:value-type="string">
            <text:p text:style-name="P40"><text:span text:style-name="T17">The </text:span><text:span text:style-name="Emphasis"><text:span text:style-name="T17">Management Panel</text:span></text:span><text:span text:style-name="T17"> is a personalized space for each user within the platform, allowing them to perform certain actions depending on their level of access and permissions. For example, every user—regardless of their role—can write and upload articles. These articles can be set to </text:span><text:span text:style-name="Emphasis"><text:span text:style-name="T17">private</text:span></text:span><text:span text:style-name="T17">, making them completely inaccessible to anyone, including the project owners. Alternatively, they can be submitted for </text:span><text:span text:style-name="Emphasis"><text:span text:style-name="T17">review</text:span></text:span><text:span text:style-name="T17">. In that case, designated topic representatives will review the content and decide whether to publish it. </text:span><text:span text:style-name="Emphasis"><text:span text:style-name="T17">(Note: Until the representative system is introduced in future stages, publication responsibilities will be handled by project owners and administrators.)</text:span></text:span></text:p>
            <text:p text:style-name="P41"><text:span text:style-name="Strong_20_Emphasis"><text:span text:style-name="T17">Important note:</text:span></text:span><text:span text:style-name="T17"> The primary concern during the review process is the presence of </text:span><text:span text:style-name="Emphasis"><text:span text:style-name="T17">insults or offensive remarks</text:span></text:span><text:span text:style-name="T17"> directed at others. If vulgar language is detected, it will be censored. However, if the post contains any form of personal insult or attack, the publication request will be denied, and the user will be required to remove the offending content.</text:span></text:p>
          </table:table-cell>
        </table:table-row>
      </table:table>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Ayuthaya" svg:font-family="Ayuthaya"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Tahoma1" style:font-size-complex="12pt" style:language-complex="fa" style:country-complex="IR"/>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Tahoma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3T16:13:54.598741000</meta:creation-date>
    <dc:date>2025-04-07T17:19:15.994822000</dc:date>
    <meta:editing-duration>PT12H32M54S</meta:editing-duration>
    <meta:editing-cycles>6</meta:editing-cycles>
    <meta:generator>LibreOffice/25.2.1.2$MacOSX_AARCH64 LibreOffice_project/d3abf4aee5fd705e4a92bba33a32f40bc4e56f49</meta:generator>
    <meta:document-statistic meta:table-count="2" meta:image-count="0" meta:object-count="0" meta:page-count="5" meta:paragraph-count="41" meta:word-count="1002" meta:character-count="6473" meta:non-whitespace-character-count="5528"/>
  </office:meta>
</office:document-meta>
</file>